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2bec0" officeooo:paragraph-rsid="0002bec0"/>
    </style:style>
    <style:style style:name="P2" style:family="paragraph" style:parent-style-name="Standard">
      <style:text-properties officeooo:rsid="0002bec0" officeooo:paragraph-rsid="00046775"/>
    </style:style>
    <style:style style:name="P3" style:family="paragraph" style:parent-style-name="Standard">
      <style:text-properties officeooo:rsid="0002bec0" officeooo:paragraph-rsid="000b7612"/>
    </style:style>
    <style:style style:name="P4" style:family="paragraph" style:parent-style-name="Standard">
      <style:text-properties officeooo:rsid="0002bec0" officeooo:paragraph-rsid="000c6993"/>
    </style:style>
    <style:style style:name="P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2bec0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4677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b7612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rsid="0002bec0" officeooo:paragraph-rsid="00032874"/>
    </style:style>
    <style:style style:name="P9" style:family="paragraph" style:parent-style-name="Standard">
      <style:text-properties style:text-underline-style="solid" style:text-underline-width="auto" style:text-underline-color="font-color" officeooo:rsid="0002bec0" officeooo:paragraph-rsid="00046775"/>
    </style:style>
    <style:style style:name="P10" style:family="paragraph" style:parent-style-name="Standard">
      <style:text-properties style:text-underline-style="solid" style:text-underline-width="auto" style:text-underline-color="font-color" officeooo:rsid="0002bec0" officeooo:paragraph-rsid="000b7612"/>
    </style:style>
    <style:style style:name="P11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12" style:family="paragraph" style:parent-style-name="Standard">
      <style:text-properties style:text-underline-style="none" fo:font-weight="bold" officeooo:rsid="00032874" officeooo:paragraph-rsid="00032874" style:font-weight-asian="bold" style:font-weight-complex="bold"/>
    </style:style>
    <style:style style:name="P13" style:family="paragraph" style:parent-style-name="Standard">
      <style:text-properties style:text-underline-style="none" fo:font-weight="bold" officeooo:rsid="00032874" officeooo:paragraph-rsid="00046775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officeooo:rsid="0002bec0" officeooo:paragraph-rsid="000dd751"/>
    </style:style>
    <style:style style:name="P15" style:family="paragraph" style:parent-style-name="Standard">
      <style:text-properties style:text-underline-style="solid" style:text-underline-width="auto" style:text-underline-color="font-color" officeooo:rsid="0002bec0" officeooo:paragraph-rsid="000f2634"/>
    </style:style>
    <style:style style:name="P16" style:family="paragraph" style:parent-style-name="Standard">
      <style:text-properties style:text-underline-style="solid" style:text-underline-width="auto" style:text-underline-color="font-color" officeooo:rsid="0002bec0" officeooo:paragraph-rsid="0010dad3"/>
    </style:style>
    <style:style style:name="P17" style:family="paragraph" style:parent-style-name="Standard">
      <style:text-properties style:text-underline-style="solid" style:text-underline-width="auto" style:text-underline-color="font-color" officeooo:rsid="0002bec0" officeooo:paragraph-rsid="001c6064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2bec0" officeooo:paragraph-rsid="000f2634" style:font-weight-asian="bold" style:font-weight-complex="bold"/>
    </style:style>
    <style:style style:name="P19" style:family="paragraph" style:parent-style-name="Standard">
      <style:text-properties officeooo:rsid="0002bec0" officeooo:paragraph-rsid="000f263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9549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c9549" style:font-weight-asian="bold" style:font-weight-complex="bold"/>
    </style:style>
    <style:style style:name="T6" style:family="text">
      <style:text-properties style:text-underline-style="solid" style:text-underline-width="auto" style:text-underline-color="font-color" officeooo:rsid="000c9549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32874"/>
    </style:style>
    <style:style style:name="T9" style:family="text">
      <style:text-properties style:text-underline-style="none" fo:font-weight="bold" officeooo:rsid="00032874" style:font-weight-asian="bold" style:font-weight-complex="bold"/>
    </style:style>
    <style:style style:name="T10" style:family="text">
      <style:text-properties style:text-underline-style="none" fo:font-weight="bold" officeooo:rsid="00046775" style:font-weight-asian="bold" style:font-weight-complex="bold"/>
    </style:style>
    <style:style style:name="T11" style:family="text">
      <style:text-properties style:text-underline-style="none" fo:font-weight="bold" officeooo:rsid="0009b198" style:font-weight-asian="bold" style:font-weight-complex="bold"/>
    </style:style>
    <style:style style:name="T12" style:family="text">
      <style:text-properties style:text-underline-style="none" fo:font-weight="bold" officeooo:rsid="000dd751" style:font-weight-asian="bold" style:font-weight-complex="bold"/>
    </style:style>
    <style:style style:name="T13" style:family="text">
      <style:text-properties style:text-underline-style="none" fo:font-weight="bold" officeooo:rsid="0010dad3" style:font-weight-asian="bold" style:font-weight-complex="bold"/>
    </style:style>
    <style:style style:name="T14" style:family="text">
      <style:text-properties style:text-underline-style="none" fo:font-weight="bold" officeooo:rsid="00125b62" style:font-weight-asian="bold" style:font-weight-complex="bold"/>
    </style:style>
    <style:style style:name="T15" style:family="text">
      <style:text-properties style:text-underline-style="none" fo:font-weight="bold" officeooo:rsid="001c6064" style:font-weight-asian="bold" style:font-weight-complex="bold"/>
    </style:style>
    <style:style style:name="T16" style:family="text">
      <style:text-properties style:text-underline-style="none" officeooo:rsid="00046775"/>
    </style:style>
    <style:style style:name="T17" style:family="text">
      <style:text-properties style:text-underline-style="none" officeooo:rsid="000dd751"/>
    </style:style>
    <style:style style:name="T18" style:family="text">
      <style:text-properties style:text-underline-style="none" officeooo:rsid="0013aa00"/>
    </style:style>
    <style:style style:name="T19" style:family="text">
      <style:text-properties style:text-underline-style="none" officeooo:rsid="0015843a"/>
    </style:style>
    <style:style style:name="T20" style:family="text">
      <style:text-properties style:text-underline-style="none" officeooo:rsid="0016945e"/>
    </style:style>
    <style:style style:name="T21" style:family="text">
      <style:text-properties officeooo:rsid="00046775"/>
    </style:style>
    <style:style style:name="T22" style:family="text">
      <style:text-properties officeooo:rsid="00061b8c"/>
    </style:style>
    <style:style style:name="T23" style:family="text">
      <style:text-properties officeooo:rsid="000b7612"/>
    </style:style>
    <style:style style:name="T24" style:family="text">
      <style:text-properties officeooo:rsid="000c6993"/>
    </style:style>
    <style:style style:name="T25" style:family="text">
      <style:text-properties officeooo:rsid="000c9549"/>
    </style:style>
    <style:style style:name="T26" style:family="text">
      <style:text-properties officeooo:rsid="000f2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CUMENTATION PYTHON : </text:p>
      <text:p text:style-name="P1"/>
      <text:p text:style-name="P1">les programmes ci dessous ont été crées en utilisant une version &lt; = python 3.5</text:p>
      <text:p text:style-name="P1"/>
      <text:p text:style-name="P1"/>
      <text:p text:style-name="P5">Recupération du tag RFID d’un badge : </text:p>
      <text:p text:style-name="P1"/>
      <text:p text:style-name="P1"><text:span text:style-name="T3">programme utilisé </text:span>: ClassRecupererIdBadge.py</text:p>
      <text:p text:style-name="P1"/>
      <text:p text:style-name="P1"><text:span text:style-name="T3">parametre d’entrée</text:span> : Aucun, le programme se declenche lors du passage d’un badge sur un lecteur RFID.</text:p>
      <text:p text:style-name="P1"/>
      <text:p text:style-name="P1"><text:span text:style-name="T3">Paramètre de sortie</text:span> : une variable <text:span text:style-name="T1">I</text:span><text:span text:style-name="T4">D_badge</text:span> de type <text:span text:style-name="T4">« string »</text:span> contenant le tag RFID du badge.</text:p>
      <text:p text:style-name="P1"/>
      <text:p text:style-name="P8">Utilisation :<text:span text:style-name="T7"> L’utilisateur passe un badge → </text:span><text:span text:style-name="T8">obtention de l’id du badge </text:span><text:span text:style-name="T7">→ <text:s/></text:span><text:span text:style-name="T8">renvoie de l’id du badge.</text:span></text:p>
      <text:p text:style-name="P8"><text:span text:style-name="T8"><text:tab/><text:tab/> <text:s text:c="7"/></text:span><text:span text:style-name="T11">Var = new</text:span><text:span text:style-name="T9"> <text:s/></text:span><text:span text:style-name="T11">Badge</text:span><text:span text:style-name="T9"> </text:span><text:span text:style-name="T8"><text:s text:c="3"/>→</text:span><text:span text:style-name="T9"> renvoieIdBadge()</text:span></text:p>
      <text:p text:style-name="P12"/>
      <text:p text:style-name="P12"/>
      <text:p text:style-name="P12"/>
      <text:p text:style-name="P6"><text:span text:style-name="T21">Lecture </text:span>d’un <text:span text:style-name="T21">fichier sonore</text:span>: </text:p>
      <text:p text:style-name="P2"/>
      <text:p text:style-name="P2"><text:span text:style-name="T3">programme utilisé </text:span>: <text:span text:style-name="T21">ClassJouerSon.py</text:span></text:p>
      <text:p text:style-name="P2"/>
      <text:p text:style-name="P2"><text:span text:style-name="T3">parametre d’entrée</text:span> : <text:span text:style-name="T21">Un fichier sonore sur le raspberry.</text:span></text:p>
      <text:p text:style-name="P2"/>
      <text:p text:style-name="P2"><text:span text:style-name="T3">Paramètre de sortie</text:span> : <text:span text:style-name="T22">Aucun, le fichier sonore sera lu.</text:span></text:p>
      <text:p text:style-name="P2"/>
      <text:p text:style-name="P9">Utilisation :<text:span text:style-name="T7"> L’utilisateur passe un badge → </text:span><text:span text:style-name="T16">initialisation du son a lire </text:span><text:span text:style-name="T7">→ <text:s/></text:span><text:span text:style-name="T16">lecture du son.</text:span></text:p>
      <text:p text:style-name="P11"><text:span text:style-name="T10"><text:s text:c="10"/>var = new jouerSon (wavToPlay)</text:span><text:span text:style-name="T9">→ </text:span><text:span text:style-name="T10">lancerLecture()</text:span><text:span text:style-name="T9">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7"><text:span text:style-name="T23">Allumage de la LED</text:span>: </text:p>
      <text:p text:style-name="P3"/>
      <text:p text:style-name="P4"><text:span text:style-name="T3">programme utilisé </text:span>: <text:span text:style-name="T24">ClassAllumerLed.py</text:span></text:p>
      <text:p text:style-name="P3"/>
      <text:p text:style-name="P3"><text:span text:style-name="T3">parametre d’entrée</text:span> : <text:span text:style-name="T25">Une </text:span><text:span text:style-name="T5">variable</text:span><text:span text:style-name="T25"> de type </text:span><text:span text:style-name="T5">int = 0 , 1 , 2</text:span></text:p>
      <text:p text:style-name="P3"/>
      <text:p text:style-name="P3"><text:span text:style-name="T3">Paramètre de sortie</text:span> : <text:span text:style-name="T22">Aucun une led sera allumer.</text:span></text:p>
      <text:p text:style-name="P3"/>
      <text:p text:style-name="P10">Utilisation :<text:span text:style-name="T7"> </text:span><text:span text:style-name="T17">Les droits d’un utilisateur ont été recupérer</text:span><text:span text:style-name="T7"> → </text:span><text:span text:style-name="T16">initialisation d</text:span><text:span text:style-name="T17">e l’allumage de la led </text:span><text:span text:style-name="T16"><text:s/></text:span><text:span text:style-name="T7">→ <text:s/></text:span><text:span text:style-name="T17">allumage de la led</text:span><text:span text:style-name="T16">.</text:span></text:p>
      <text:p text:style-name="P11"><text:span text:style-name="T10"><text:s text:c="10"/>var = new </text:span><text:span text:style-name="T12">AllumerLed</text:span><text:span text:style-name="T10">(</text:span><text:span text:style-name="T12">int</text:span><text:span text:style-name="T10">)</text:span><text:span text:style-name="T9"> → </text:span><text:span text:style-name="T12">allumerLedRGB</text:span><text:span text:style-name="T10">()</text:span><text:span text:style-name="T9"> </text:span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pan text:style-name="T9"/></text:p>
      <text:p text:style-name="P11"><text:soft-page-break/><text:span text:style-name="T9"/></text:p>
      <text:p text:style-name="P11"><text:span text:style-name="T9"/></text:p>
      <text:p text:style-name="P18"><text:span text:style-name="T26">Démarrage/Arrêt d’un équipement</text:span>: </text:p>
      <text:p text:style-name="P19"/>
      <text:p text:style-name="P19"><text:span text:style-name="T3">programme utilisé </text:span>: <text:span text:style-name="T26">ClassAlimentationEquipement.py</text:span></text:p>
      <text:p text:style-name="P19"/>
      <text:p text:style-name="P19"><text:span text:style-name="T3">parametre d’entrée</text:span> : <text:span text:style-name="T25">Une variable </text:span><text:span text:style-name="T5">autorisation</text:span><text:span text:style-name="T25"> de type </text:span><text:span text:style-name="T5">«int».</text:span></text:p>
      <text:p text:style-name="P19"/>
      <text:p text:style-name="P19"><text:span text:style-name="T3">Paramètre de sortie</text:span> : <text:span text:style-name="T22">Aucun , la machine s’allumera ou s’eteindra.</text:span></text:p>
      <text:p text:style-name="P19"/>
      <text:p text:style-name="P15">Utilisation :<text:span text:style-name="T7"> </text:span><text:span text:style-name="T17">Les droits d’un utilisateur ont été recupérer</text:span><text:span text:style-name="T7"> → </text:span><text:span text:style-name="T16">initialisation</text:span><text:span text:style-name="T17"> </text:span><text:span text:style-name="T16"><text:s/></text:span><text:span text:style-name="T7">→ <text:s/></text:span><text:span text:style-name="T17">allumage / </text:span><text:span text:style-name="T18">exctinction <text:s/>d’un </text:span><text:span text:style-name="T19">é</text:span><text:span text:style-name="T18">quipement</text:span><text:span text:style-name="T16"> </text:span><text:span text:style-name="T20">si les droits correspondent.</text:span></text:p>
      <text:p text:style-name="P16"><text:span text:style-name="T10"><text:s text:c="5"/></text:span></text:p>
      <text:p text:style-name="P17"><text:span text:style-name="T10">var = new </text:span><text:span text:style-name="T13">GestionEquipement</text:span><text:span text:style-name="T10">(</text:span><text:span text:style-name="T13">autorisation</text:span><text:span text:style-name="T10">)</text:span><text:span text:style-name="T9">→ </text:span><text:span text:style-name="T12">allumerLedRGB</text:span><text:span text:style-name="T10">() </text:span><text:span text:style-name="T15">ou eteindreEquipement()</text:span><text:span text:style-name="T9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3:26:14.268253713</meta:creation-date>
    <dc:date>2017-03-16T15:25:20.978216703</dc:date>
    <meta:editing-duration>PT1H19M1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27" meta:word-count="250" meta:character-count="1642" meta:non-whitespace-character-count="1364"/>
  </office:meta>
</office:document-meta>
</file>